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7.05cm" fo:min-width="0.2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1cm" fo:min-width="0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cm" svg:height="27.3cm" svg:x="1.4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.6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.6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2.1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2.3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2.3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2.8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0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0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3.5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3.7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3.7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4.2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4.4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4.4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4.9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1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1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5.6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5.8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5.8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6.3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6.5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6.5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7.0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2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2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7.7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7.9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7.9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8.4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8.6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8.6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9.1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9.3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9.3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9.8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0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0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0.5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0.7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0.7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1.2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1.4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1.4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1.9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1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1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2.6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2.8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2.8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3.3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3.5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3.5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4.0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2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2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4.7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4.9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4.9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5.4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5.6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5.6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6.1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6.3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6.36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6.85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048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048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7.56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7.761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7.761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8.2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8.447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8.447cm" svg:y="27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7cm" svg:height="27.3cm" svg:x="18.963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.09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.7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3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4.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4.1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4.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5.5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6.2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6.9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7.6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8.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8.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9.0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9.7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0.4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1.1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1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2.5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3.19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3.8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4.5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5.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5.9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6.6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7.3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8.0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8.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19.44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0.1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0.8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1.52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2.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2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3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4.3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4.9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5.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6.4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7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06cm" svg:height="0.35cm" svg:x="19.16cm" svg:y="27.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06cm" svg:height="0.175cm" svg:x="19.16cm" svg:y="27.7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1:07:39.045000000</meta:creation-date>
    <dc:date>2018-05-07T15:12:19.688000000</dc:date>
    <meta:editing-duration>PT6H21M38S</meta:editing-duration>
    <meta:editing-cycles>20</meta:editing-cycles>
    <meta:generator>LibreOffice/5.3.5.2$Windows_x86 LibreOffice_project/50d9bf2b0a79cdb85a3814b592608037a682059d</meta:generator>
    <meta:document-statistic meta:object-count="2080"/>
  </office:meta>
</office:document-meta>
</file>